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F000001C74F6C40BB39B53455.png" manifest:media-type="image/png"/>
  <manifest:file-entry manifest:full-path="Pictures/10000000000002B400000198C68DF2DBC57E649D.png" manifest:media-type="image/png"/>
  <manifest:file-entry manifest:full-path="Pictures/10000000000002CF00000084FB5ED1C00EDDD1F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11.527cm" draw:z-index="0"><draw:image xlink:href="Pictures/100000000000029F000001C74F6C40BB39B53455.png" xlink:type="simple" xlink:show="embed" xlink:actuate="onLoad"/></draw:frame><draw:frame draw:style-name="fr2" draw:name="Image2" text:anchor-type="paragraph" svg:x="0.766cm" svg:y="10.998cm" svg:width="17cm" svg:height="10.022cm" draw:z-index="1"><draw:image xlink:href="Pictures/10000000000002B400000198C68DF2DBC57E649D.png" xlink:type="simple" xlink:show="embed" xlink:actuate="onLoad"/></draw:frame><draw:frame draw:style-name="fr2" draw:name="Image3" text:anchor-type="paragraph" svg:x="1.106cm" svg:y="20.646cm" svg:width="17cm" svg:height="3.12cm" draw:z-index="2"><draw:image xlink:href="Pictures/10000000000002CF00000084FB5ED1C00EDDD1F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8:55:05.288000000</meta:creation-date>
    <dc:date>2018-02-18T19:02:11.928000000</dc:date>
    <meta:editing-duration>PT7M6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5.3.7.2$Windows_X86_64 LibreOffice_project/6b8ed514a9f8b44d37a1b96673cbbdd077e24059</meta:generator>
  </office:meta>
</office:document-meta>
</file>